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012" calcext:value-type="float">
            <text:p>35.2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176" calcext:value-type="float">
            <text:p>35.3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201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201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5824" calcext:value-type="float">
            <text:p>30.5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200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200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200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200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200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199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199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199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199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4536" calcext:value-type="float">
            <text:p>29.4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198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198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198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198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198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197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197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5701</text:p>
          </table:table-cell>
          <table:table-cell office:value-type="string" calcext:value-type="string">
            <text:p>Brazil Farms</text:p>
          </table:table-cell>
          <table:table-cell office:value-type="string" calcext:value-type="string">
            <text:p>196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